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8b4e"/>
    </style:style>
    <style:style style:name="P2" style:family="paragraph" style:parent-style-name="Standard">
      <style:text-properties officeooo:rsid="001ed3d9" officeooo:paragraph-rsid="001ed3d9"/>
    </style:style>
    <style:style style:name="P3" style:family="paragraph" style:parent-style-name="Standard">
      <style:text-properties officeooo:rsid="001ed3d9" officeooo:paragraph-rsid="0020ab07"/>
    </style:style>
    <style:style style:name="P4" style:family="paragraph" style:parent-style-name="Standard">
      <style:text-properties officeooo:rsid="001f2edf" officeooo:paragraph-rsid="001f2edf"/>
    </style:style>
    <style:style style:name="P5" style:family="paragraph" style:parent-style-name="Standard">
      <style:text-properties officeooo:rsid="0020ab07" officeooo:paragraph-rsid="0020ab07"/>
    </style:style>
    <style:style style:name="P6" style:family="paragraph" style:parent-style-name="Standard">
      <style:text-properties officeooo:rsid="0020ab07" officeooo:paragraph-rsid="0022a695"/>
    </style:style>
    <style:style style:name="P7" style:family="paragraph" style:parent-style-name="Standard">
      <style:text-properties officeooo:paragraph-rsid="00241414"/>
    </style:style>
    <style:style style:name="P8" style:family="paragraph" style:parent-style-name="Standard">
      <style:text-properties officeooo:rsid="001c8b4e" officeooo:paragraph-rsid="001c8b4e"/>
    </style:style>
    <style:style style:name="P9" style:family="paragraph" style:parent-style-name="Standard" style:list-style-name="L4">
      <style:text-properties officeooo:rsid="001c8b4e" officeooo:paragraph-rsid="001c8b4e"/>
    </style:style>
    <style:style style:name="P10" style:family="paragraph" style:parent-style-name="Standard" style:list-style-name="L1">
      <style:text-properties officeooo:rsid="001ed3d9" officeooo:paragraph-rsid="001ed3d9"/>
    </style:style>
    <style:style style:name="P11" style:family="paragraph" style:parent-style-name="Standard" style:list-style-name="L1">
      <style:text-properties officeooo:rsid="0020ab07" officeooo:paragraph-rsid="0020ab07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1ed3d9" officeooo:paragraph-rsid="0020a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241414" officeooo:paragraph-rsid="0024141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241414" officeooo:paragraph-rsid="0024141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25fbfd" officeooo:paragraph-rsid="0025fbf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officeooo:paragraph-rsid="00241414"/>
    </style:style>
    <style:style style:name="P17" style:family="paragraph" style:parent-style-name="Standard" style:list-style-name="L3">
      <style:text-properties officeooo:paragraph-rsid="0026b743"/>
    </style:style>
    <style:style style:name="P18" style:family="paragraph" style:parent-style-name="Standard" style:list-style-name="L3">
      <style:text-properties officeooo:rsid="00241414" officeooo:paragraph-rsid="00241414"/>
    </style:style>
    <style:style style:name="P19" style:family="paragraph" style:parent-style-name="Standard" style:list-style-name="L3">
      <style:text-properties officeooo:rsid="0026b743" officeooo:paragraph-rsid="0026b743"/>
    </style:style>
    <style:style style:name="P20" style:family="paragraph" style:parent-style-name="Standard" style:list-style-name="L4">
      <style:text-properties officeooo:paragraph-rsid="001c8b4e"/>
    </style:style>
    <style:style style:name="P21" style:family="paragraph" style:parent-style-name="Standard">
      <style:text-properties officeooo:paragraph-rsid="002bf9b6"/>
    </style:style>
    <style:style style:name="P22" style:family="paragraph" style:parent-style-name="Standard">
      <style:text-properties officeooo:paragraph-rsid="002c68dc"/>
    </style:style>
    <style:style style:name="P23" style:family="paragraph" style:parent-style-name="Standard">
      <style:text-properties officeooo:paragraph-rsid="002d6c8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26" style:family="paragraph" style:parent-style-name="Text_20_body" style:list-style-name="L2">
      <style:text-properties officeooo:rsid="0005cb1b" officeooo:paragraph-rsid="001ed3d9"/>
    </style:style>
    <style:style style:name="P27" style:family="paragraph" style:parent-style-name="Text_20_body" style:list-style-name="L2">
      <style:text-properties officeooo:rsid="001f2edf" officeooo:paragraph-rsid="001f2edf"/>
    </style:style>
    <style:style style:name="P28" style:family="paragraph" style:parent-style-name="Text_20_body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04b7ef" officeooo:paragraph-rsid="002b2fc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officeooo:paragraph-rsid="002c68dc"/>
    </style:style>
    <style:style style:name="T1" style:family="text">
      <style:text-properties officeooo:rsid="001c8b4e"/>
    </style:style>
    <style:style style:name="T2" style:family="text">
      <style:text-properties fo:color="#972c78" style:font-name="Courier New" fo:font-size="10pt" fo:font-weight="bold" style:font-size-asian="10pt" style:font-weight-asian="bold"/>
    </style:style>
    <style:style style:name="T3" style:family="text">
      <style:text-properties fo:color="#972c78" style:font-name="Courier New" fo:font-size="10pt" fo:font-weight="bold" style:font-size-asian="10pt" style:font-weight-asian="bold"/>
    </style:style>
    <style:style style:name="T4" style:family="text">
      <style:text-properties fo:color="#000000" style:font-name="Courier New" fo:font-size="10pt" style:font-size-asian="10pt"/>
    </style:style>
    <style:style style:name="T5" style:family="text">
      <style:text-properties fo:color="#000000" style:font-name="Courier New" fo:font-size="10pt" officeooo:rsid="001c8b4e" style:font-size-asian="10pt"/>
    </style:style>
    <style:style style:name="T6" style:family="text">
      <style:text-properties fo:color="#000000" style:font-name="Courier New" fo:font-size="10pt" style:font-size-asian="10pt"/>
    </style:style>
    <style:style style:name="T7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Courier New" fo:font-size="10pt" style:text-underline-style="solid" style:text-underline-width="auto" style:text-underline-color="font-color" officeooo:rsid="001c8b4e" style:font-size-asian="10pt"/>
    </style:style>
    <style:style style:name="T9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0" style:family="text">
      <style:text-properties fo:color="#ff00cc" style:font-name="Courier New" fo:font-size="10pt" style:font-size-asian="10pt"/>
    </style:style>
    <style:style style:name="T11" style:family="text">
      <style:text-properties fo:color="#ff00cc" style:font-name="Courier New" fo:font-size="10pt" style:font-size-asian="10pt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5cb1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d3d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636b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ab0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7e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2a69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8b4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4141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5fbf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6b74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bf9b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c68d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6c8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b2f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2e0f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2a69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41414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6c8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officeooo:rsid="0004b7ef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officeooo:rsid="002d6c8e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style:font-name="Courier New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Courier New" fo:font-size="10pt" fo:letter-spacing="normal" fo:font-style="normal" fo:font-weight="normal" officeooo:rsid="001c8b4e" style:font-size-asian="10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972c78" style:font-name="Courier New" fo:font-size="10pt" fo:letter-spacing="normal" fo:font-style="normal" fo:font-weight="bold" style:font-size-asian="10pt" style:font-style-asian="normal" style:font-weight-asian="bold" style:font-size-complex="12pt" style:font-style-complex="normal" style:font-weight-complex="normal"/>
    </style:style>
    <style:style style:name="T38" style:family="text">
      <style:text-properties fo:font-variant="normal" fo:text-transform="none" fo:color="#ff00cc" style:font-name="Courier New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c832" style:font-name="Courier New" fo:font-size="10pt" fo:letter-spacing="normal" fo:font-style="normal" fo:font-weight="normal" officeooo:rsid="0026b743" style:font-size-asian="10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20ab07"/>
    </style:style>
    <style:style style:name="T41" style:family="text">
      <style:text-properties style:font-name="Liberation Serif" officeooo:rsid="00042e0f"/>
    </style:style>
    <style:style style:name="T42" style:family="text">
      <style:text-properties style:font-name="Liberation Serif" officeooo:rsid="0022a695"/>
    </style:style>
    <style:style style:name="T43" style:family="text">
      <style:text-properties style:font-name="Liberation Serif" officeooo:rsid="00241414"/>
    </style:style>
    <style:style style:name="T44" style:family="text">
      <style:text-properties style:font-name="Liberation Serif" officeooo:rsid="002d6c8e"/>
    </style:style>
    <style:style style:name="T45" style:family="text">
      <style:text-properties style:use-window-font-color="true" style:font-name="Liberation Serif" fo:font-size="12pt" fo:font-weight="normal" officeooo:rsid="0004b7ef" style:font-size-asian="12pt" style:font-weight-asian="normal" style:font-size-complex="12pt" style:font-weight-complex="normal"/>
    </style:style>
    <style:style style:name="T46" style:family="text">
      <style:text-properties fo:color="#00c832" style:font-name="Courier New" fo:font-size="10pt" style:font-size-asian="10pt"/>
    </style:style>
    <style:style style:name="T47" style:family="text">
      <style:text-properties officeooo:rsid="002b2fc5"/>
    </style:style>
    <style:style style:name="T48" style:family="text">
      <style:text-properties officeooo:rsid="002d021b"/>
    </style:style>
    <style:style style:name="T49" style:family="text">
      <style:text-properties fo:color="#3f7f5f" style:font-name="Courier New" fo:font-size="10pt" style:font-size-asian="10pt"/>
    </style:style>
    <style:style style:name="T50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51" style:family="text">
      <style:text-properties fo:color="#0000c0" style:font-name="Courier New" fo:font-size="10pt" style:font-size-asian="10pt"/>
    </style:style>
    <style:style style:name="T52" style:family="text">
      <style:text-properties fo:color="#0000c0" style:font-name="Courier New" fo:font-size="10pt" fo:font-style="italic" style:font-size-asian="10pt" style:font-style-asian="italic"/>
    </style:style>
    <style:style style:name="T53" style:family="text">
      <style:text-properties fo:color="#cd3200" style:font-name="Courier New" fo:font-size="10pt" style:font-size-asian="10pt"/>
    </style:style>
    <style:style style:name="T54" style:family="text">
      <style:text-properties officeooo:rsid="002d6c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ils + jBPM</text:p>
      <text:p text:style-name="P8">Simple Grails 3 + jBPM Hello World project.</text:p>
      <text:p text:style-name="Heading_20_1">About tools and versions</text:p>
      <text:p text:style-name="P2">This tutorial uses the following tools <text:span text:style-name="T40">and versions</text:span>:</text:p>
      <text:list xml:id="list6234170252553052949" text:style-name="L1">
        <text:list-item>
          <text:p text:style-name="P10">PostgreSQL Version: 9.2.17</text:p>
        </text:list-item>
        <text:list-item>
          <text:p text:style-name="P10">jBPM Version: 6.4.0.Final</text:p>
        </text:list-item>
        <text:list-item>
          <text:p text:style-name="P10">Grails Version: 3.1.9</text:p>
        </text:list-item>
        <text:list-item>
          <text:p text:style-name="P10">Groovy Version: 2.4.7</text:p>
        </text:list-item>
        <text:list-item>
          <text:p text:style-name="P10">JVM Version: 1.8.0_92</text:p>
        </text:list-item>
        <text:list-item>
          <text:p text:style-name="P11">Eclipse Mars</text:p>
        </text:list-item>
      </text:list>
      <text:p text:style-name="P5">So let's start!</text:p>
      <text:p text:style-name="Heading_20_1">Create a database</text:p>
      <text:p text:style-name="P3"><text:span text:style-name="T12">Install </text:span><text:span text:style-name="T13">PostgreSQL 9.2.</text:span><text:span text:style-name="T12">17 from</text:span><text:span text:style-name="T13"> </text:span><text:a xlink:type="simple" xlink:href="http://www.enterprisedb.com/postgresql-9217-installers-win64?ls=Crossover&amp;type=Crossover" text:style-name="Internet_20_link" text:visited-style-name="Visited_20_Internet_20_Link">http://www.enterprisedb.com/postgresql-9217-installers-win64?ls=Crossover&amp;type=Crossover</text:a><text:span text:style-name="T13"> </text:span><text:span text:style-name="T12">and set user </text:span><text:span text:style-name="T13">'postgres' </text:span><text:span text:style-name="T16">with </text:span><text:span text:style-name="T12">password </text:span><text:span text:style-name="T13">'postgres', </text:span><text:span text:style-name="T12">port </text:span><text:span text:style-name="T13">5432.</text:span></text:p>
      <text:p text:style-name="P12">Create two databases:</text:p>
      <text:list xml:id="list5623331162937588731" text:style-name="L2">
        <text:list-item>
          <text:p text:style-name="P26"><text:span text:style-name="T12">jbpmdb </text:span><text:span text:style-name="T14">for </text:span><text:span text:style-name="T12">jBPM, </text:span><text:span text:style-name="T14">and</text:span></text:p>
        </text:list-item>
        <text:list-item>
          <text:p text:style-name="P27"><text:span text:style-name="T14">h</text:span><text:span text:style-name="T12">ello for our application.</text:span></text:p>
        </text:list-item>
      </text:list>
      <text:p text:style-name="P4"><text:span text:style-name="T40">Obs.: </text:span>To create databases, open pgAdminIII, double click the <text:span text:style-name="T15">PostgreSQL 9.2 (localhost:5432) </text:span><text:span text:style-name="T12">server</text:span><text:span text:style-name="T15">, </text:span><text:span text:style-name="T12">right click in </text:span><text:span text:style-name="T15">Databases, New Database. </text:span><text:span text:style-name="T12">Do not configure anything, just give the above names.</text:span></text:p>
      <text:p text:style-name="Heading_20_1">Create Grails Application</text:p>
      <text:p text:style-name="P5"><text:span text:style-name="T12">Download and install Grails (</text:span><text:a xlink:type="simple" xlink:href="http://docs.grails.org/latest/guide/gettingStarted.html#downloadingAndInstalling" text:style-name="Internet_20_link" text:visited-style-name="Visited_20_Internet_20_Link">http://docs.grails.org/latest/guide/gettingStarted.html#downloadingAndInstalling</text:a><text:span text:style-name="T12">), configure the necessary environment variables, then create our application by executing 'grails create-app jbpmgrails</text:span><text:span text:style-name="T22">h</text:span><text:span text:style-name="T12">ello' on command line.</text:span></text:p>
      <text:p text:style-name="Heading_20_1">Prepare Eclipse</text:p>
      <text:p text:style-name="P7"><text:span text:style-name="T1">Download Eclipse Mars and follow the steps in </text:span><text:a xlink:type="simple" xlink:href="https://tedvinke.wordpress.com/2015/10/17/eclipse-mars-grails-3-1-with-gradle-groovy-and-gsp-support/" text:style-name="Internet_20_link" text:visited-style-name="Visited_20_Internet_20_Link"><text:span text:style-name="T1">https://tedvinke.wordpress.com/2015/10/17/eclipse-mars-grails-3-1-with-gradle-groovy-and-</text:span></text:a><text:a xlink:type="simple" xlink:href="https://tedvinke.wordpress.com/2015/10/17/eclipse-mars-grails-3-1-with-gradle-groovy-and-gsp-support/" text:style-name="Internet_20_link" text:visited-style-name="Visited_20_Internet_20_Link"><text:span text:style-name="T41">gsp-support/</text:span></text:a><text:span text:style-name="T41"> </text:span><text:span text:style-name="T43">until "Importing project" section, including </text:span><text:span text:style-name="T18"><text:s/>the </text:span><text:span text:style-name="T45">“</text:span><text:span text:style-name="T27">Optionally, Install YAML support” </text:span><text:span text:style-name="T28">section. </text:span><text:span text:style-name="T29">Remember to change </text:span><text:span text:style-name="T42">the project name to </text:span><text:span text:style-name="T16">jbpmgrails</text:span><text:span text:style-name="T22">h</text:span><text:span text:style-name="T16">ello.</text:span></text:p>
      <text:p text:style-name="Heading_20_1">Integrate jBPM</text:p>
      <text:p text:style-name="P13">To integrate jBPM, you shall:</text:p>
      <text:list xml:id="list5878603040599123105" text:style-name="L3">
        <text:list-item>
          <text:p text:style-name="P14">create jbpmBean</text:p>
        </text:list-item>
        <text:list-item>
          <text:p text:style-name="P14">create resources.xml</text:p>
        </text:list-item>
        <text:list-item>
          <text:p text:style-name="P14">create META-INF folder</text:p>
        </text:list-item>
        <text:list-item>
          <text:p text:style-name="P14">create jbpm-persistence.xml</text:p>
        </text:list-item>
        <text:list-item>
          <text:p text:style-name="P18"><text:span text:style-name="T12">add jBPM dependencies to build.gradle</text:span><text:span text:style-name="T19">:<text:line-break/></text:span><text:span text:style-name="T37">def</text:span><text:span text:style-name="T34"> jbpmVersion = </text:span><text:span text:style-name="T38">'6.4.0.Final'<text:line-break/></text:span><text:span text:style-name="T36">dependencies</text:span><text:span text:style-name="T34"> {<text:line-break/>...<text:line-break/></text:span><text:span text:style-name="T36">compile</text:span><text:span text:style-name="T34"> </text:span><text:span text:style-name="T38">group</text:span><text:span text:style-name="T34">: </text:span><text:span text:style-name="T38">'org.jbpm'</text:span><text:span text:style-name="T34">, </text:span><text:span text:style-name="T38">name</text:span><text:span text:style-name="T34">: </text:span><text:span text:style-name="T38">'jbpm-bom'</text:span><text:span text:style-name="T34">, </text:span><text:span text:style-name="T38">version</text:span><text:span text:style-name="T34">: jbpmVersion, </text:span><text:span text:style-name="T38">ext</text:span><text:span text:style-name="T34">: </text:span><text:span text:style-name="T38">'pom'</text:span><text:span text:style-name="T34"><text:line-break/></text:span><text:span text:style-name="T36">compile</text:span><text:span text:style-name="T34"> </text:span><text:span text:style-name="T38">group</text:span><text:span text:style-name="T34">: </text:span><text:span text:style-name="T38">'org.drools'</text:span><text:span text:style-name="T34">, </text:span><text:span text:style-name="T38">name</text:span><text:span text:style-name="T34">: </text:span><text:span text:style-name="T38">'drools-bom'</text:span><text:span text:style-name="T34">, </text:span><text:span text:style-name="T38">version</text:span><text:span text:style-name="T34">: jbpmVersion, </text:span><text:span text:style-name="T38">ext</text:span><text:span text:style-name="T34">: </text:span><text:span text:style-name="T38">'pom'</text:span><text:span text:style-name="T34"><text:line-break/></text:span><text:soft-page-break/><text:span text:style-name="T36">compile</text:span><text:span text:style-name="T34"> </text:span><text:span text:style-name="T38">group</text:span><text:span text:style-name="T34">: </text:span><text:span text:style-name="T38">'org.jbpm'</text:span><text:span text:style-name="T34">, </text:span><text:span text:style-name="T38">name</text:span><text:span text:style-name="T34">: </text:span><text:span text:style-name="T38">'jbpm-runtime-manager'</text:span><text:span text:style-name="T34">, </text:span><text:span text:style-name="T38">version</text:span><text:span text:style-name="T34">: jbpmVersion<text:line-break/></text:span><text:span text:style-name="T36">compile</text:span><text:span text:style-name="T34"> </text:span><text:span text:style-name="T38">group</text:span><text:span text:style-name="T34">: </text:span><text:span text:style-name="T38">'org.jbpm'</text:span><text:span text:style-name="T34">, </text:span><text:span text:style-name="T38">name</text:span><text:span text:style-name="T34">: </text:span><text:span text:style-name="T38">'jbpm-persistence-jpa'</text:span><text:span text:style-name="T34">, </text:span><text:span text:style-name="T38">version</text:span><text:span text:style-name="T34">: jbpmVersion<text:line-break/></text:span><text:span text:style-name="T36">compile</text:span><text:span text:style-name="T34"> </text:span><text:span text:style-name="T38">group</text:span><text:span text:style-name="T34">: </text:span><text:span text:style-name="T38">'org.jbpm'</text:span><text:span text:style-name="T34">, </text:span><text:span text:style-name="T38">name</text:span><text:span text:style-name="T34">: </text:span><text:span text:style-name="T38">'jbpm-shared-services'</text:span><text:span text:style-name="T34">, </text:span><text:span text:style-name="T38">version</text:span><text:span text:style-name="T34">: jbpmVersion<text:line-break/></text:span><text:span text:style-name="T36">runtime</text:span><text:span text:style-name="T34"> </text:span><text:span text:style-name="T38">group</text:span><text:span text:style-name="T34">: </text:span><text:span text:style-name="T38">'org.kie'</text:span><text:span text:style-name="T34">, </text:span><text:span text:style-name="T38">name</text:span><text:span text:style-name="T34">: </text:span><text:span text:style-name="T38">'kie-spring'</text:span><text:span text:style-name="T34">, </text:span><text:span text:style-name="T38">version</text:span><text:span text:style-name="T34">: jbpmVersion<text:line-break/>...<text:line-break/></text:span><text:span text:style-name="T35">}</text:span></text:p>
        </text:list-item>
        <text:list-item>
          <text:p text:style-name="P16"><text:span text:style-name="T20">add persistence dependencies to build.gradle:<text:line-break/></text:span><text:span text:style-name="T37">def</text:span><text:span text:style-name="T4"> postgresJdbcVersion = </text:span><text:span text:style-name="T10">'9.2-1004-jdbc41'<text:line-break/></text:span><text:span text:style-name="T7">dependencies</text:span><text:span text:style-name="T4"> {<text:line-break/>...</text:span><text:span text:style-name="T10"><text:line-break/></text:span><text:span text:style-name="T7">compile</text:span><text:span text:style-name="T4"> </text:span><text:span text:style-name="T10">group</text:span><text:span text:style-name="T4">: </text:span><text:span text:style-name="T10">'org.codehaus.btm'</text:span><text:span text:style-name="T4">, </text:span><text:span text:style-name="T10">name</text:span><text:span text:style-name="T4">: </text:span><text:span text:style-name="T10">'btm'</text:span><text:span text:style-name="T4">, </text:span><text:span text:style-name="T10">version</text:span><text:span text:style-name="T4">: </text:span><text:span text:style-name="T10">'2.1.4'</text:span><text:span text:style-name="T4"><text:line-break/></text:span><text:span text:style-name="T7">compile</text:span><text:span text:style-name="T4"> </text:span><text:span text:style-name="T10">group</text:span><text:span text:style-name="T4">: </text:span><text:span text:style-name="T10">'org.hibernate'</text:span><text:span text:style-name="T4">, </text:span><text:span text:style-name="T10">name</text:span><text:span text:style-name="T4">: </text:span><text:span text:style-name="T10">'hibernate-entitymanager'</text:span><text:span text:style-name="T4">, </text:span><text:span text:style-name="T10">version</text:span><text:span text:style-name="T4">: </text:span><text:span text:style-name="T10">'4.3.11.Final'</text:span><text:span text:style-name="T4"><text:line-break/></text:span><text:span text:style-name="T7">runtime</text:span><text:span text:style-name="T4"> </text:span><text:span text:style-name="T10">group</text:span><text:span text:style-name="T4">: </text:span><text:span text:style-name="T10">'org.postgresql'</text:span><text:span text:style-name="T4">, </text:span><text:span text:style-name="T10">name</text:span><text:span text:style-name="T4">: </text:span><text:span text:style-name="T10">'postgresql'</text:span><text:span text:style-name="T4">, </text:span><text:span text:style-name="T10">version</text:span><text:span text:style-name="T4">: postgresJdbcVersion<text:line-break/>...<text:line-break/>}</text:span></text:p>
        </text:list-item>
        <text:list-item>
          <text:p text:style-name="P18"><text:span text:style-name="T12">Right-click project -&gt; New -&gt; Source Folder </text:span><text:span text:style-name="T21">and create the "src/main/resources" Source Folder.</text:span></text:p>
        </text:list-item>
        <text:list-item>
          <text:p text:style-name="P15">Put the sample.bpmn project in "src/main/resources".</text:p>
        </text:list-item>
        <text:list-item>
          <text:p text:style-name="P17"><text:span text:style-name="T22">Set the contextPath in conf/application.yml by adding:<text:line-break/></text:span><text:span text:style-name="T39">server:<text:line-break/> </text:span><text:span text:style-name="T4"><text:s/></text:span><text:span text:style-name="T46">'contextPath':</text:span><text:span text:style-name="T4"> '/</text:span><text:span text:style-name="T16">jbpmgrails</text:span><text:span text:style-name="T22">h</text:span><text:span text:style-name="T16">ello</text:span><text:span text:style-name="T4">'</text:span></text:p>
        </text:list-item>
        <text:list-item>
          <text:p text:style-name="P19"><text:span text:style-name="T22">O</text:span><text:span text:style-name="T12">ptionally add Eclipse debugger to project:</text:span></text:p>
        </text:list-item>
      </text:list>
      <text:p text:style-name="Heading_20_1">Debug with Eclipse</text:p>
      <text:p text:style-name="P21">If you want to Debug:</text:p>
      <text:list xml:id="list180023025170870" text:continue-list="list5878603040599123105" text:style-name="L3">
        <text:list-item text:start-value="1">
          <text:p text:style-name="P17">add the following lines to build.gradle:<text:span text:style-name="T35"><text:line-break/></text:span><text:span text:style-name="T36">bootRun</text:span><text:span text:style-name="T34"> {<text:line-break/> <text:s/>jvmArgs = [<text:line-break/> <text:s text:c="3"/></text:span><text:span text:style-name="T38">'-Djava.awt.headless=false'</text:span><text:span text:style-name="T34">,</text:span><text:span text:style-name="T38">'-Dorg.gradle.debug=true'</text:span><text:span text:style-name="T34">,</text:span><text:span text:style-name="T38">'-Xdebug'</text:span><text:span text:style-name="T34">,<text:line-break/> <text:s text:c="3"/></text:span><text:span text:style-name="T38">'-Xrunjdwp:transport=dt_socket,server=y,suspend=y,address=5006'<text:line-break/> <text:s/></text:span><text:span text:style-name="T34">]<text:line-break/>}</text:span></text:p>
        </text:list-item>
        <text:list-item>
          <text:p text:style-name="P28"><text:span text:style-name="T47">create a Remote Java Application Debugger by Right-click project -&gt; Debug As -&gt; Debug Configurations... -&gt; Right-click on Remote Java Application -&gt; New. Set port to 5006.</text:span></text:p>
        </text:list-item>
      </text:list>
      <text:p text:style-name="Heading_20_1">Create the Hello web service</text:p>
      <text:p text:style-name="P29"><text:span text:style-name="T24">C</text:span><text:span text:style-name="T12">reate the </text:span><text:span text:style-name="T16">jbpmgrails</text:span><text:span text:style-name="T22">h</text:span><text:span text:style-name="T16">ello.</text:span><text:span text:style-name="T12">HelloController.groovy class in "grails-app/controllers" </text:span><text:span text:style-name="T24">Source Folder</text:span><text:span text:style-name="T12">, </text:span><text:span text:style-name="T23">and implement it </text:span><text:span text:style-name="T12">with the following conte</text:span>nt, <text:span text:style-name="T48">which is similar to jBPM sample project</text:span>:</text:p>
      <text:p text:style-name="P22"><text:span text:style-name="T2">package</text:span><text:span text:style-name="T4"> jbpmgrailshello</text:span></text:p>
      <text:p text:style-name="P25"/>
      <text:p text:style-name="P24"><text:span text:style-name="T2">import</text:span><text:span text:style-name="T4"> org.kie.api.runtime.KieSession;</text:span></text:p>
      <text:p text:style-name="P24"><text:span text:style-name="T2">import</text:span><text:span text:style-name="T4"> org.kie.api.runtime.manager.RuntimeManager</text:span></text:p>
      <text:p text:style-name="P24"><text:span text:style-name="T2">import</text:span><text:span text:style-name="T4"> org.kie.api.runtime.manager.RuntimeManagerFactory</text:span></text:p>
      <text:p text:style-name="P24"><text:span text:style-name="T2">import</text:span><text:span text:style-name="T4"> org.kie.api.runtime.process.ProcessInstance;</text:span></text:p>
      <text:p text:style-name="P24"><text:span text:style-name="T2">import</text:span><text:span text:style-name="T4"> org.kie.api.task.TaskService;</text:span></text:p>
      <text:p text:style-name="P24"><text:span text:style-name="T2">import</text:span><text:span text:style-name="T4"> org.kie.api.task.model.TaskSummary;</text:span></text:p>
      <text:p text:style-name="P25"/>
      <text:p text:style-name="P24"><text:span text:style-name="T2">class</text:span><text:span text:style-name="T4"> HelloController {</text:span></text:p>
      <text:p text:style-name="P25"/>
      <text:p text:style-name="P24"><text:span text:style-name="T4"><text:tab/></text:span><text:span text:style-name="T49">// inject jbpmBean from Spring configuration</text:span></text:p>
      <text:p text:style-name="P24"><text:span text:style-name="T4"><text:tab/></text:span><text:span text:style-name="T2">def</text:span><text:span text:style-name="T4"> </text:span><text:span text:style-name="T51">jbpmBean</text:span></text:p>
      <text:p text:style-name="P24"><text:span text:style-name="T4"><text:tab/></text:span></text:p>
      <text:p text:style-name="P24"><text:span text:style-name="T4"><text:tab/></text:span><text:span text:style-name="T49">// count hello executions</text:span></text:p>
      <text:p text:style-name="P24"><text:soft-page-break/><text:span text:style-name="T4"><text:tab/></text:span><text:span text:style-name="T2">static</text:span><text:span text:style-name="T4"> </text:span><text:span text:style-name="T52">execution</text:span><text:span text:style-name="T4"> = </text:span><text:span text:style-name="T53">1</text:span></text:p>
      <text:p text:style-name="P24"><text:span text:style-name="T4"><text:tab/></text:span></text:p>
      <text:p text:style-name="P24"><text:span text:style-name="T4"><text:s text:c="4"/></text:span><text:span text:style-name="T2">def</text:span><text:span text:style-name="T4"> index() {</text:span></text:p>
      <text:p text:style-name="P24"><text:span text:style-name="T4"><text:tab/><text:tab/>String feedback = beanTestProcess()</text:span></text:p>
      <text:p text:style-name="P24"><text:span text:style-name="T4"><text:tab/><text:tab/></text:span><text:span text:style-name="T7">render</text:span><text:span text:style-name="T4"> feedback</text:span></text:p>
      <text:p text:style-name="P24"><text:span text:style-name="T4"><text:tab/>}</text:span></text:p>
      <text:p text:style-name="P24"><text:span text:style-name="T4"><text:tab/></text:span></text:p>
      <text:p text:style-name="P24"><text:span text:style-name="T4"><text:tab/></text:span><text:span text:style-name="T2">def</text:span><text:span text:style-name="T4"> beanTestProcess() {</text:span></text:p>
      <text:p text:style-name="P24"><text:span text:style-name="T4"><text:tab/><text:tab/>String feedback = </text:span><text:span text:style-name="T10">"HELLO Grails 3 + jBPM! &lt;p&gt; Process test (execution="</text:span><text:span text:style-name="T4"> + </text:span><text:span text:style-name="T52">execution</text:span><text:span text:style-name="T4">++ + </text:span><text:span text:style-name="T10">":\n\n"</text:span></text:p>
      <text:p text:style-name="P25"/>
      <text:p text:style-name="P24"><text:span text:style-name="T4"><text:tab/><text:tab/>KieSession ksession = </text:span><text:span text:style-name="T51">jbpmBean</text:span><text:span text:style-name="T4">.</text:span><text:span text:style-name="T7">getKieSession</text:span><text:span text:style-name="T4">()</text:span></text:p>
      <text:p text:style-name="P24"><text:span text:style-name="T4"><text:tab/><text:tab/>TaskService taskService = </text:span><text:span text:style-name="T51">jbpmBean</text:span><text:span text:style-name="T4">.</text:span><text:span text:style-name="T7">getTaskService</text:span><text:span text:style-name="T4">()</text:span></text:p>
      <text:p text:style-name="P24"><text:span text:style-name="T4"><text:tab/><text:tab/></text:span></text:p>
      <text:p text:style-name="P24"><text:span text:style-name="T4"><text:tab/><text:tab/>ProcessInstance processInstance = ksession.startProcess(</text:span><text:span text:style-name="T10">"com.sample.bpmn.hello"</text:span><text:span text:style-name="T4">)</text:span></text:p>
      <text:p text:style-name="P25"/>
      <text:p text:style-name="P24"><text:span text:style-name="T4"><text:tab/><text:tab/></text:span><text:span text:style-name="T49">// let john execute Task 1</text:span></text:p>
      <text:p text:style-name="P24"><text:span text:style-name="T4"><text:tab/><text:tab/>List list = taskService.getTasksAssignedAsPotentialOwner(</text:span><text:span text:style-name="T10">"john"</text:span><text:span text:style-name="T4">, </text:span><text:span text:style-name="T10">"en-UK"</text:span><text:span text:style-name="T4">)</text:span></text:p>
      <text:p text:style-name="P24"><text:span text:style-name="T4"><text:tab/><text:tab/>TaskSummary task = list[</text:span><text:span text:style-name="T53">0</text:span><text:span text:style-name="T4">]</text:span></text:p>
      <text:p text:style-name="P24"><text:span text:style-name="T4"><text:tab/><text:tab/>feedback += </text:span><text:span text:style-name="T10">"John is executing task "</text:span><text:span text:style-name="T4"> + task.getName() + </text:span><text:span text:style-name="T10">"\n"</text:span></text:p>
      <text:p text:style-name="P24"><text:span text:style-name="T4"><text:tab/><text:tab/>taskService.start(task.getId(), </text:span><text:span text:style-name="T10">"john"</text:span><text:span text:style-name="T4">)</text:span></text:p>
      <text:p text:style-name="P24"><text:span text:style-name="T4"><text:tab/><text:tab/>taskService.complete(task.getId(), </text:span><text:span text:style-name="T10">"john"</text:span><text:span text:style-name="T4">, </text:span><text:span text:style-name="T2">null</text:span><text:span text:style-name="T4">)</text:span></text:p>
      <text:p text:style-name="P25"/>
      <text:p text:style-name="P24"><text:span text:style-name="T4"><text:tab/><text:tab/></text:span><text:span text:style-name="T49">// let </text:span><text:span text:style-name="T50">mary</text:span><text:span text:style-name="T49"> execute Task 2</text:span></text:p>
      <text:p text:style-name="P24"><text:span text:style-name="T4"><text:tab/><text:tab/>list = taskService.getTasksAssignedAsPotentialOwner(</text:span><text:span text:style-name="T10">"mary"</text:span><text:span text:style-name="T4">, </text:span><text:span text:style-name="T10">"en-UK"</text:span><text:span text:style-name="T4">)</text:span></text:p>
      <text:p text:style-name="P24"><text:span text:style-name="T4"><text:tab/><text:tab/>task = list[</text:span><text:span text:style-name="T53">0</text:span><text:span text:style-name="T4">]</text:span></text:p>
      <text:p text:style-name="P24"><text:span text:style-name="T4"><text:tab/><text:tab/>feedback += </text:span><text:span text:style-name="T10">"Mary is executing task "</text:span><text:span text:style-name="T4"> + task.getName() + </text:span><text:span text:style-name="T10">"\n"</text:span></text:p>
      <text:p text:style-name="P24"><text:span text:style-name="T4"><text:tab/><text:tab/>taskService.start(task.getId(), </text:span><text:span text:style-name="T10">"mary"</text:span><text:span text:style-name="T4">)</text:span></text:p>
      <text:p text:style-name="P24"><text:span text:style-name="T4"><text:tab/><text:tab/>taskService.complete(task.getId(), </text:span><text:span text:style-name="T10">"mary"</text:span><text:span text:style-name="T4">, </text:span><text:span text:style-name="T2">null</text:span><text:span text:style-name="T4">)</text:span></text:p>
      <text:p text:style-name="P25"/>
      <text:p text:style-name="P24"><text:span text:style-name="T4"><text:tab/><text:tab/></text:span><text:span text:style-name="T2">return</text:span><text:span text:style-name="T4"> feedback;</text:span></text:p>
      <text:p text:style-name="P24"><text:span text:style-name="T4"><text:tab/>}</text:span></text:p>
      <text:p text:style-name="P24"><text:span text:style-name="T4">}</text:span></text:p>
      <text:p text:style-name="Heading_20_1">Run the application</text:p>
      <text:p text:style-name="P23"><text:span text:style-name="T54">Go back to </text:span><text:a xlink:type="simple" xlink:href="https://tedvinke.wordpress.com/2015/10/17/eclipse-mars-grails-3-1-with-gradle-groovy-and-gsp-support/" text:style-name="Internet_20_link" text:visited-style-name="Visited_20_Internet_20_Link"><text:span text:style-name="T54">https://tedvinke.wordpress.com/2015/10/17/eclipse-mars-grails-3-1-with-gradle-groovy-and-</text:span></text:a><text:a xlink:type="simple" xlink:href="https://tedvinke.wordpress.com/2015/10/17/eclipse-mars-grails-3-1-with-gradle-groovy-and-gsp-support/" text:style-name="Internet_20_link" text:visited-style-name="Visited_20_Internet_20_Link"><text:span text:style-name="T41">gsp-support/</text:span></text:a><text:span text:style-name="T41"> </text:span><text:span text:style-name="T44">and read the </text:span><text:span text:style-name="T17">“Running the application” </text:span><text:span text:style-name="T25">section. When you double click bootRun, the Gradle Executions tab is shown. Look at the </text:span><text:span text:style-name="T17">Console </text:span><text:span text:style-name="T25">tab and wait. If you have configured debug mode, you will see the message </text:span><text:span text:style-name="T17">“</text:span><text:span text:style-name="T31">Listening for transport dt_socket at address: 5006”. </text:span><text:span text:style-name="T26">Right-click project -&gt; Debug As -&gt; Debug Configurations... -&gt; Remote Java Application -&gt; </text:span><text:span text:style-name="T16">jbpmgrails</text:span><text:span text:style-name="T22">h</text:span><text:span text:style-name="T16">ello -</text:span><text:span text:style-name="T25">&gt; Debug</text:span><text:span text:style-name="T26">. </text:span><text:span text:style-name="T25">After the first time you do this, the </text:span><text:span text:style-name="T16">jbpmgrails</text:span><text:span text:style-name="T22">h</text:span><text:span text:style-name="T16">ello </text:span><text:span text:style-name="T25">Debug Configuration appears in the Eclipse Debug icon comboBox.</text:span><text:span text:style-name="T26"> </text:span><text:span text:style-name="T25">After launching Debug configuration (or if you did not set the application to debug mode), the console will show the message </text:span><text:span text:style-name="T30">""</text:span><text:span text:style-name="T25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20S</meta:editing-duration>
    <meta:editing-cycles>10</meta:editing-cycles>
    <meta:generator>LibreOffice/4.4.1.2$Windows_x86 LibreOffice_project/45e2de17089c24a1fa810c8f975a7171ba4cd432</meta:generator>
    <dc:date>2016-08-04T18:00:20.802000000</dc:date>
    <meta:document-statistic meta:table-count="0" meta:image-count="0" meta:object-count="0" meta:page-count="3" meta:paragraph-count="81" meta:word-count="641" meta:character-count="5459" meta:non-whitespace-character-count="4820"/>
    <meta:user-defined meta:name="Info 1"/>
    <meta:user-defined meta:name="Info 2"/>
    <meta:user-defined meta:name="Info 3"/>
    <meta:user-defined meta:name="Info 4"/>
  </office:meta>
</office:document-meta>
</file>